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 Sans" svg:font-family="'Open Sans',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4"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P5"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weight-asian="normal" style:font-weight-complex="normal"/>
    </style:style>
    <style:style style:name="P6"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P7" style:family="paragraph" style:parent-style-name="Standard">
      <style:paragraph-properties fo:margin-top="0in" fo:margin-bottom="0in" fo:line-height="100%" fo:text-align="start" style:justify-single-word="false"/>
      <style:text-properties fo:font-variant="normal" fo:text-transform="none" fo:color="#333333" style:font-name="Georgia" fo:font-size="10.5pt" fo:letter-spacing="normal" fo:font-style="normal" fo:font-weight="normal"/>
    </style:style>
    <style:style style:name="P8" style:family="paragraph" style:parent-style-name="Standard">
      <style:paragraph-properties fo:margin-top="0in" fo:margin-bottom="0in" fo:line-height="100%"/>
      <style:text-properties style:font-name="Georgia" fo:font-size="10.5pt" style:font-size-asian="10.5pt" style:font-size-complex="10.5pt"/>
    </style:style>
    <style:style style:name="P9" style:family="paragraph" style:parent-style-name="Standard">
      <style:paragraph-properties fo:margin-top="0in" fo:margin-bottom="0in" fo:line-height="100%"/>
    </style:style>
    <style:style style:name="P10" style:family="paragraph" style:parent-style-name="_5b_Normal_5d_">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P11" style:family="paragraph" style:parent-style-name="Text_20_body">
      <style:paragraph-properties fo:margin-left="0in" fo:margin-right="0in" fo:margin-top="0in" fo:margin-bottom="0in" fo:line-height="100%" fo:orphans="2" fo:widows="2" fo:text-indent="0in" style:auto-text-indent="false" fo:padding="0in" fo:border="none"/>
      <style:text-properties fo:font-variant="normal" fo:text-transform="none" fo:color="#0a0a0a" style:font-name="Georgia" fo:font-size="10.5pt" fo:letter-spacing="normal" fo:font-style="normal" fo:font-weight="normal"/>
    </style:style>
    <style:style style:name="P12" style:family="paragraph" style:parent-style-name="Text_20_body">
      <style:paragraph-properties fo:margin-top="0in" fo:margin-bottom="0in" fo:line-height="100%" fo:text-align="start" style:justify-single-word="false"/>
      <style:text-properties fo:font-variant="normal" fo:text-transform="none" fo:color="#333333" style:font-name="Georgia" fo:font-size="10.5pt" fo:letter-spacing="normal" fo:font-style="normal" fo:font-weight="normal"/>
    </style:style>
    <style:style style:name="P13" style:family="paragraph" style:parent-style-name="BODY">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fo:background-color="transparent"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weight="bold" fo:background-color="transparent" style:font-size-asian="10.5pt" style:font-weight-asian="bold" style:font-size-complex="10.5pt" style:font-weight-complex="bold"/>
    </style:style>
    <style:style style:name="T3" style:family="text">
      <style:text-properties fo:font-variant="normal" fo:text-transform="none" fo:color="#000000" fo:letter-spacing="normal" fo:language="none" fo:country="none" fo:font-style="normal" style:text-underline-style="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4" style:family="text">
      <style:text-properties fo:font-variant="normal" fo:text-transform="none" fo:color="#000000" fo:letter-spacing="normal" fo:language="none" fo:country="none" fo:font-style="normal"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5"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6" style:family="text">
      <style:text-properties fo:color="#000000" fo:background-color="transparent" style:font-weight-asian="normal" style:font-weight-complex="normal"/>
    </style:style>
    <style:style style:name="T7" style:family="text">
      <style:text-properties style:font-name="Georgia" fo:font-size="10.5pt" fo:font-weight="bold" style:font-size-asian="10.5pt" style:font-weight-asian="bold" style:font-size-complex="10.5pt" style:font-weight-complex="bold"/>
    </style:style>
    <style:style style:name="T8" style:family="text">
      <style:text-properties style:font-name="Georgia" fo:font-size="10.5pt" style:font-size-asian="10.5pt" style:font-size-complex="10.5pt"/>
    </style:style>
    <style:style style:name="T9"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0"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11" style:family="text">
      <style:text-properties fo:language="none" fo:country="none" style:font-name-asian="Georgia" style:language-asian="none" style:country-asian="none" style:font-name-complex="Georgia" style:language-complex="none" style:country-complex="none"/>
    </style:style>
    <style:style style:name="T12" style:family="text">
      <style:text-properties style:text-underline-style="none" fo:background-color="transparent" style:font-size-asian="10.5pt" style:font-weight-asian="normal" style:font-size-complex="10.5pt" style:font-weight-complex="normal"/>
    </style:style>
    <style:style style:name="T13" style:family="text">
      <style:text-properties fo:color="#333333" style:font-name="Georgia" fo:background-color="transparent" style:font-weight-asian="normal" style:font-weight-complex="normal"/>
    </style:style>
    <style:style style:name="T14" style:family="text">
      <style:text-properties style:font-size-asian="10.5pt" style:font-size-complex="10.5pt"/>
    </style:style>
    <style:style style:name="T15" style:family="text">
      <style:text-properties style:text-line-through-style="none" style:font-name="Georgia" fo:language="none" fo:country="none" style:text-underline-style="none" style:text-blinking="false" fo:background-color="#ffffff" style:font-name-asian="Georgia" style:font-size-asian="10.5pt" style:language-asian="none" style:country-asian="none" style:font-name-complex="Georgia" style:font-size-complex="10.5pt" style:language-complex="none" style:country-complex="none"/>
    </style:style>
    <style:style style:name="T16" style:family="text">
      <style:text-properties fo:color="#0a0a0a"/>
    </style:style>
    <style:style style:name="T17" style:family="text">
      <style:text-properties style:font-name="Georgia"/>
    </style:style>
    <style:style style:name="T18" style:family="text">
      <style:text-properties style:font-name="Georgia"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19" style:family="text">
      <style:text-properties style:font-name="Georgia" style:font-size-asian="10.5pt" style:font-size-complex="10.5pt"/>
    </style:style>
    <style:style style:name="T20" style:family="text">
      <style:text-properties fo:background-color="transparent" style:font-size-asian="10.5pt" style:font-weight-asian="normal" style:font-size-complex="10.5pt" style:font-weight-complex="normal"/>
    </style:style>
    <style:style style:name="T21" style:family="text">
      <style:text-properties fo:background-color="transparent" style:font-size-asian="10.5pt" style:font-size-complex="10.5pt"/>
    </style:style>
    <style:style style:name="T22" style:family="text">
      <style:text-properties style:text-underline-style="solid" style:text-underline-width="auto" style:text-underline-color="font-color" fo:background-color="transparent" style:font-size-asian="10.5pt" style:font-weight-asian="normal" style:font-size-complex="10.5pt" style:font-weight-complex="normal"/>
    </style:style>
    <style:style style:name="T23" style:family="text">
      <style:text-properties fo:color="#3b3d40"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Flag Bearer</text:span> </text:p>
      <text:p text:style-name="P9"><text:span text:style-name="T7">Read:</text:span><text:span text:style-name="T8"> </text:span><text:span text:style-name="T5">Isaiah 59:19</text:span><text:span text:style-name="T9"> “So shall they fear the name of the LORD from the west, and his glory from the rising of the sun. When the enemy shall come in like a flood, the Spirit of the LORD shall lift up a standard against him</text:span><text:span text:style-name="T10">.”</text:span></text:p>
      <text:p text:style-name="P8"/>
      <text:p text:style-name="P1"><text:span text:style-name="T1">Text:</text:span> <text:span text:style-name="T3">Numbers 2:2</text:span><text:span text:style-name="T4"> “Every man of the children of Israel shall pitch by his own standard, with the ensign of their father's house...”</text:span></text:p>
      <text:p text:style-name="P3"><text:span text:style-name="T1">Introduction:</text:span> Whenever I go to Washington DC I love to visit the memorials. <text:s/>My favorite memorial is across the river from DC; it is next to Arlington it is the Marine memorial of the flag raising on Iwo Jima. <text:s/></text:p>
      <text:p text:style-name="P3"><text:s text:c="2"/>When we see pictures of battles in the Revolutionary War, we see some-where in the forefront of the battle, a soldier, carrying a flag. <text:s/>Most of the time it is an undersized boy. <text:s/>Why is it normally a boy &amp; not a man? <text:s/>It is because usually the older men were more experienced with weapons and boys were usually smaller in size (making them a smaller target). <text:s/>It's hard to imagine but the flag bearer was the most targeted position in the battle. <text:s/>The flag was to be kept in the forefront/center of the battle so that others in the army could see where the battle was and not get separated from their companions and therefore be easier to defeat as they fought alone. <text:s/>In one Revolutionary War battle the flag bearer was changed six times without the flag ever touching the ground; as each flag bearer was falling a nearby soldier caught the flag and took the flag bearers position.</text:p>
      <text:p text:style-name="P3"><text:span text:style-name="T6"><text:s text:c="3"/></text:span><text:span text:style-name="T13">A flag; a standard; a banner can make the difference between a mighty advancing army and a confused, unorganized mob. </text:span></text:p>
      <text:p text:style-name="P4"/>
      <text:p text:style-name="P4"><text:span text:style-name="T1">White Flag:</text:span> <text:s/>The last resort of a real soldier is to carry a white flag. <text:s/>The white flag is a flag of surrender. <text:s/>Many a soldier has chosen to fight to the death rather than to fly a white flag. <text:s/></text:p>
      <text:p text:style-name="P12"><text:span text:style-name="T14"><text:s text:c="2"/>Many years ago the Spaniards were besieging the little town of St. Quinton on the frontiers of France. <text:s/>The town was in ruins. <text:s/>Many of the people in this little town were sick with fever. <text:s/>The town had few <text:s/>sup-plies &amp; very little food. <text:s/></text:span>One day the Spanish army shot a shower of arrows over the walls. <text:s/>Attached to the arrows were little slips of <text:s/>parch-ment promising the people that if they would surrender their lives and property would be spared. <text:s/><text:span text:style-name="T20">The governor of this town was one of the great leaders of the Huguenots. His answer to their offer to surrender, tied it to a javelin, was two words - regem habemus – “We have a king!” hurled into the camp of the enemy. <text:s/>Our banner is not one of surrender for </text:span><text:span text:style-name="T22">we have a king</text:span><text:span text:style-name="T12">.</text:span></text:p>
      <text:p text:style-name="P4"><text:s text:c="2"/></text:p>
      <text:p text:style-name="P4"><text:span text:style-name="T1">Half Mast Flag:</text:span> <text:s/>A flag is flown at half mast to memorialize a person or people who have died under tragic circumstances. It is a flag of mourning.</text:p>
      <text:p text:style-name="P4">It is not a victorious flag but one that indicates a loss leading to grieving. For the soldier who fights on there is no time for grieving until the battle</text:p>
      <text:p text:style-name="P4">is done. <text:s/>Though he or she may be inwardly in pain they have no time to focus on their losses until victory is achieved.</text:p>
      <text:p text:style-name="P4"><text:s text:c="2"/>There are too many Christians who live a half mast life. <text:s/>We tend to focus on the success of the enemy rather than the cause for which we are fighting. <text:s/>Perhaps this is what Isaiah is referring to when he says in 10:18</text:p>
      <text:p text:style-name="P13"><text:span text:style-name="T11">“they shall be as when a standardbearer fainteth.” </text:span></text:p>
      <text:p text:style-name="P10"><text:span text:style-name="T11"/></text:p>
      <text:p text:style-name="P4"><text:span text:style-name="T1">Hidden Flag:</text:span> No soldier will disagree that the flag bearer would be safer if he took the flag off of the staff and stuffed it inside his jacket. <text:s/>He would no longer be a target. <text:s/>His life would be much easier; he could hide be-hind a tree and avoid being hit. <text:s/></text:p>
      <text:p text:style-name="P4"><text:s text:c="2"/>You and I can choose to hide our flag. <text:s/>We can remove our uniform and blend in with the world around us, living a comfortable life. <text:s/>We can sit around and complain about things that are happening around us but if we are hiding our flag then we are part of the problem. <text:s/>I am amazed by the many people who don't even bother to vote but are eager to complain about what is going on in DC. <text:s/>It's time to wave our flag proudly. It's time to take a stand and see the soldiers of Christ come out and fight with any one who is willing to bear the flag of Christ.</text:p>
      <text:p text:style-name="P4"/>
      <text:p text:style-name="P4"><text:span text:style-name="T1">Black Flag:</text:span> Ships at sea are required to fly the flag of the nation from which they are dispatched. <text:s/>Pirate ships were known to have flags of many nations in their flag locker. <text:s/>They would fly the flag of a friendly nation until coming close to their target. <text:s/>At the last minute they would run up the black flag with a skull and crossbones as they attacked an unsuspect-ing crew. <text:s/>Do not be deceived by the friendly face on one who flies under the flag of the enemy. <text:s/>The church has lost many a young man or woman who has aligned themselves with a lovely member of the opposite sex who flew under the banner of the enemy. <text:s/>Recently <text:s/>we have seen some evangelical church leaders who have latched on to critical race theory or accepted the agenda of the gay rights crowd. <text:s/>It's hard to see how they could miss the skull and crossbones but they are being taken over by the enemy.</text:p>
      <text:p text:style-name="P4"/>
      <text:p text:style-name="P5"><text:span text:style-name="T2">Victorious Flag:</text:span><text:span text:style-name="T21"> <text:s/>In </text:span><text:span text:style-name="T15">Isaiah 59:19 we read</text:span><text:span text:style-name="T18"> "...When the enemy shall come in like a flood, the Spirit of the LORD shall lift up a standard against him." <text:s/>Flag</text:span><text:span text:style-name="T19">s are often used to mark victories. <text:s/>When Edmond Hillary of New Zealand conquered Mt. Everest on <text:s/>May 29, 1953 he placed New Zealand's flag on the top of Mt. Everest. <text:s/>I</text:span><text:span text:style-name="T17">n 1967 when Buzz Aldren and Neil Armstrong planted the American flag on the moon. It was planted there as a mark of the achievement of the United States Space Program.</text:span></text:p>
      <text:p text:style-name="P5"><text:span text:style-name="T17"/></text:p>
      <text:p text:style-name="P7"><text:span text:style-name="T1">Conclude:</text:span> <text:s/><text:span text:style-name="T16">Throughout History there have been countless battles fought</text:span></text:p>
      <text:p text:style-name="P7"><text:soft-page-break/><text:span text:style-name="T16">and won because soldiers would rally around a flag. <text:s/></text:span></text:p>
      <text:p text:style-name="P11"><text:s text:c="2"/>If you are a true patriot, when you see the Stars and Stripes fluttering in the breeze it brings up a sense of pride and reverence. These feelings are slowly but surely being erased from the heart of America. <text:s/>With athletes taking a knee and turning their backs on the flag as well as the Black Lives Matter anti-American message. <text:s/>With the Critical Race crowd blaming those of us who were born white of being racists and stirring up hate and anger many Americans are confused and even ashamed of being an American. <text:s/>These people are wrong. <text:s/>We are not haters, bigots or racists. We are children of the Most High God. <text:s/>We are lovers of Christ and we love others as He has commanded and enabled us. <text:s/>Let's lift up the flag of <text:s/>our country as well as the Cross of Christ and wave it high.</text:p>
      <text:p text:style-name="P11"><text:s text:c="3"/>The greatest Standard that has ever been raised, and the one that brings the greatest changes on earth is The Blood Stained Banner of the Lord Jesus Christ. <text:s/>When <text:span text:style-name="T14">God’s battle flag, the Blood stained banner of the Cross, is crammed into the face of the enemy: Satan’s forces cringe in fear and defeat for they know they have lost.</text:span><text:span text:style-name="T2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 Sans" svg:font-family="'Open Sans',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3</meta:editing-cycles>
    <meta:creation-date>2014-03-28T17:34:00</meta:creation-date>
    <dc:date>2021-07-02T10:04:14.34</dc:date>
    <meta:editing-duration>P2DT23H31M16S</meta:editing-duration>
    <meta:generator>OpenOffice/4.1.3$Win32 OpenOffice.org_project/413m1$Build-9783</meta:generator>
    <meta:printed-by>j </meta:printed-by>
    <meta:print-date>2020-06-28T08:33:33.47</meta:print-date>
    <meta:document-statistic meta:table-count="0" meta:image-count="0" meta:object-count="0" meta:page-count="2" meta:paragraph-count="22" meta:word-count="1245" meta:character-count="66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